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Sans" svg:font-family="'Noto Sans'"/>
    <style:font-face style:name="OpenSymbol" svg:font-family="OpenSymbol"/>
    <style:font-face style:name="Source Sans Pro" svg:font-family="'Source Sans Pr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language="en" fo:country="US"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2" style:family="paragraph" style:parent-style-name="Standard">
      <style:text-properties fo:font-size="14pt" fo:language="it" fo:country="IT"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3" style:family="paragraph" style:parent-style-name="Standard">
      <style:text-properties fo:font-size="12pt" fo:language="it" fo:country="I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text-properties fo:font-size="12pt" fo:language="en" fo:country="US"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text-properties fo:color="#800000" fo:font-size="14pt" fo:language="it" fo:country="IT"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6" style:family="paragraph" style:parent-style-name="Standard">
      <style:text-properties fo:color="#800000" fo:font-size="12pt" fo:language="it" fo:country="I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text-properties fo:color="#333333" fo:font-size="12pt" fo:language="en" fo:country="US"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text-properties fo:color="#333333" fo:font-size="12pt" fo:language="en" fo:country="US"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text-properties fo:color="#333333" fo:font-size="12pt" fo:language="it" fo:country="I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text-properties fo:color="#7e0021" fo:font-size="14pt" fo:language="it" fo:country="IT"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1" style:family="paragraph" style:parent-style-name="Standard">
      <style:text-properties fo:color="#000000" fo:font-size="12pt" fo:language="it" fo:country="I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text-properties fo:color="#000000" fo:font-size="12pt" fo:language="it" fo:country="IT"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Heading_20_3">
      <style:text-properties fo:font-variant="normal" fo:text-transform="none" fo:color="#444444" style:font-name="Noto Sans" fo:font-size="12pt" fo:letter-spacing="normal" fo:language="it" fo:country="IT"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 style:family="paragraph" style:parent-style-name="Heading_20_3">
      <style:text-properties fo:font-variant="normal" fo:text-transform="none" fo:color="#000000" style:font-name="Noto Sans" fo:font-size="12pt" fo:letter-spacing="normal" fo:language="it" fo:country="IT"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 style:family="paragraph" style:parent-style-name="Text_20_body">
      <style:text-properties fo:font-variant="normal" fo:text-transform="none" fo:color="#000000" style:font-name="Times New Roman" fo:font-size="12pt" fo:letter-spacing="normal" fo:language="it" fo:country="I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text-properties fo:font-size="12pt" fo:language="it" fo:country="I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list-style-name="L1">
      <style:text-properties fo:font-size="12pt" fo:language="it" fo:country="I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list-style-name="L2">
      <style:text-properties fo:color="#333333" fo:font-size="12pt" fo:language="it" fo:country="I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list-style-name="L3">
      <style:text-properties fo:color="#333333" fo:font-size="12pt" fo:language="it" fo:country="I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list-style-name="L4">
      <style:text-properties fo:color="#000000" fo:font-size="12pt" fo:language="it" fo:country="I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list-style-name="L5">
      <style:text-properties fo:color="#000000" fo:font-size="12pt" fo:language="it" fo:country="I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list-style-name="L6">
      <style:text-properties fo:color="#000000" fo:font-size="12pt" fo:language="it" fo:country="I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list-style-name="L7">
      <style:text-properties fo:color="#000000" fo:font-size="12pt" fo:language="it" fo:country="I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list-style-name="L8">
      <style:text-properties fo:color="#000000" fo:font-size="12pt" fo:language="it" fo:country="I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list-style-name="L9">
      <style:text-properties fo:color="#000000" fo:font-size="12pt" fo:language="it" fo:country="I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list-style-name="L10">
      <style:text-properties fo:color="#000000" fo:font-size="12pt" fo:language="it" fo:country="I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list-style-name="L11">
      <style:text-properties fo:color="#000000" fo:font-size="12pt" fo:language="it" fo:country="I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list-style-name="L12">
      <style:text-properties fo:color="#000000" fo:font-size="12pt" fo:language="it" fo:country="I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Standard" style:list-style-name="L5">
      <style:text-properties fo:color="#000000" fo:font-size="12pt" fo:language="it" fo:country="IT"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 style:family="paragraph" style:parent-style-name="Standard" style:list-style-name="L7">
      <style:text-properties fo:color="#000000" fo:font-size="12pt" fo:language="it" fo:country="IT"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 style:family="paragraph" style:parent-style-name="Standard" style:list-style-name="L8">
      <style:text-properties fo:color="#000000" fo:font-size="12pt" fo:language="it" fo:country="IT"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 style:family="paragraph" style:parent-style-name="Standard" style:list-style-name="L9">
      <style:text-properties fo:color="#000000" fo:font-size="12pt" fo:language="it" fo:country="IT"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 style:family="paragraph" style:parent-style-name="Standard" style:list-style-name="L11">
      <style:text-properties fo:color="#000000" fo:font-size="12pt" fo:language="it" fo:country="IT"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4" style:family="paragraph" style:parent-style-name="Standard" style:list-style-name="L12">
      <style:text-properties fo:color="#000000" fo:font-size="12pt" fo:language="it" fo:country="IT"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 style:family="text">
      <style:text-properties fo:language="it" fo:country="IT"/>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fo:language="ru" fo:country="RU"/>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1. </text:span>Cosa attira l`attenzione del visitatore, oppure come aumentare la conversione del sito?</text:p>
      <text:p text:style-name="P2"/>
      <text:p text:style-name="P3">Non e` un segreto che la reputazione dell`azienda incide su come procede la sua attività nel suo complesso. Anche se prima la maggiore influenza si limitava solo sulle recensioni, adesso la progettazione del sito si prende la responsabilità di attirare il pubblico. La reputazione già guadagnata <text:s/>può senza qualsiasi problema mantenersi nell`ambiente online, allo stesso tempo senza la necessità di grandi investimenti. Avere un sito web – è una sorta di trattamento non – stop con il cliente: infatti il suo comportamento è l`invito all`azione.</text:p>
      <text:p text:style-name="P3"/>
      <text:p text:style-name="P1">Portfolio</text:p>
      <text:p text:style-name="P1"/>
      <text:p text:style-name="P3">Si ritiene che un`immaggine vale piu` di mille parole. Nel campo di web design, cosi` come nel settore immobiliare, ogni pollice quadrato e` importante. L`obbiettivo – e` il tentativo di raccontare una storia avvincente in poche parole, fornendo le informazioni sufficienti per i visitatori, e nel frattempo non sovraccaricare e non intasare il loro schermo con i dettagli inutili.</text:p>
      <text:p text:style-name="P3"/>
      <text:p text:style-name="P3">Portfolio e` stato creato per mostrare ai visitatori del sito i lavori precedenti e liberarli dai dubbi, se questi hanno avuto luogo. Sembra semplice, ma l`integrazione di una serie di progetti e un comodo display, che non rallenta il caricamento, richiede l`attenzione di uno specialista esperto. Gli utenti del web sito aspettano le risposte veloci ai loro click, e se non ricevono il desiderato, senza <text:span text:style-name="T2">aver </text:span>esitato chiudono la pagina.</text:p>
      <text:p text:style-name="P3"/>
      <text:p text:style-name="P3">Portofolio – e` una soluzione efficace per creare un equilibrio tra testualizzazione e visualizzazione. </text:p>
      <text:p text:style-name="P3">In questo caso, il ruolo principale svolge l`immagine, e le parole hanno la funzione secondaria.</text:p>
      <text:p text:style-name="P3"/>
      <text:p text:style-name="P2">Video- presentazione</text:p>
      <text:p text:style-name="P2"/>
      <text:p text:style-name="P3">La popolarità dei video clip continua a crescere, nel frattempo impadronendo sempre piu<text:span text:style-name="T2">` </text:span>traffico web. Un video creato professionalmente – è un ottima presentazione della vostra attività al pubblico dedicato. Un video può contenere un sacco di informazioni, che devono essere racchiuse dentro un tema. Può essere l`informazione sulla campagna di reclutamento, la presentazione delle migliori opere o semplicemente conoscenza con il vostro lavoro.</text:p>
      <text:p text:style-name="P3"/>
      <text:p text:style-name="P2">Aggiornamenti e SEO-adattabilità</text:p>
      <text:p text:style-name="P3"/>
      <text:p text:style-name="P3">I contenuti freschi sono importanti per il successo del sito. I motori di ricerca offrono agli utenti solo ciò che è attuale per oggi. Anche il miglior contenuto di qualità tende a perdere la sua rilevanza, per questo ogni sito dovrebbe avere un CMS (dall'inglese <text:s/>Content Management System - sistema di gestione dei contenuti). Un vecchio contenuto rende difficile da trovare il vostro sito, a causa del basso posizionamento nella classifica dei motori di ricerca, questo può provocare al lettore di pensare che voi non siete più attivi.</text:p>
      <text:p text:style-name="P3"/>
      <text:p text:style-name="P4"><text:span text:style-name="T1">Riassumendo, adesso indicheremo, un</text:span>`<text:span text:style-name="T1">altra volta, gli elementi chiave per lo sviluppo del sito, che non permetteranno di cadere risultati nei motori di ricerca. Sono :</text:span></text:p>
      <text:list xml:id="list6681521036923122551" text:style-name="L1">
        <text:list-item>
          <text:p text:style-name="P17">un buon portfolio, che è disponibile per la visualizzazione</text:p>
        </text:list-item>
        <text:list-item>
          <text:p text:style-name="P17">un aggiornamento facile tramite il CMS</text:p>
        </text:list-item>
        <text:list-item>
          <text:p text:style-name="P17">una potente visualizzazione</text:p>
        </text:list-item>
        <text:list-item>
          <text:p text:style-name="P17">un video di presentazione </text:p>
        </text:list-item>
        <text:list-item>
          <text:p text:style-name="P17">una descrizione dettagliata della storia della società </text:p>
        </text:list-item>
      </text:list>
      <text:p text:style-name="P4"><text:span text:style-name="T1">tutto questo serve, per migliorare la fiducia del cliente. Ulteriori inviti all`azione saranno superflui,</text:span> <text:soft-page-break/><text:span text:style-name="T1">se si tratta di una telefonata, della compilazione dei moduli online oppure offerte di lavoro. </text:span></text:p>
      <text:p text:style-name="P3">Gli elementi menzionati più in alto dovrebbero indirizzare il cliente verso la strada giusta, cioè verso la vostra strada.</text:p>
      <text:p text:style-name="P3"/>
      <text:p text:style-name="P5"><text:span text:style-name="T2">2. </text:span>Corporate Identity del sito: qual è la sua importanza?</text:p>
      <text:p text:style-name="P5"/>
      <text:p text:style-name="P9">Per creare una risorsa Web (che è la rappresentazione della vostra azienda in rete) <text:s/>poco conoscere solo, come si modificano delle immagini e le basi di codifica. Un sito bisogna considerare, come un importante attributo della corporate identity della società e come uno strumento di pubblicità, che può portare guadagni.</text:p>
      <text:p text:style-name="P9"/>
      <text:p text:style-name="P8"><text:span text:style-name="T1">Cos</text:span>`<text:span text:style-name="T1">è una Corporate Identity?</text:span></text:p>
      <text:p text:style-name="P9"/>
      <text:p text:style-name="P7"><text:span text:style-name="T1">Corporate identity è la faccia dell'azienda, composta dagli attributi, grazie ai quali <text:s/>il consumatore distingue il marchio dagli altri membri del mercato. Proprio Corporate identity viene considerata, come uno dei più efficaci strumenti di vendita. Oggi l'azienda, che si distingue tra gli altri, è molto apprezzata dai consumatori - attrazione ha successo, maggior successo ha un</text:span>`azienda- pi<text:span text:style-name="T1">ù persone la vogliono.</text:span></text:p>
      <text:p text:style-name="P9"/>
      <text:p text:style-name="P9">Molta attenzione hanno iniziato dare a corporate identity già alla fine del secolo scorso. Ottenere l'attenzione dei consumatori diventa sempre più difficile - così è stato necessario distinguersi dalla concorrenza per attirare l'attenzione del consumatore e creare memorabile l'immagine del marchio e dei prodotti nella mente del visitatore. </text:p>
      <text:p text:style-name="P9"/>
      <text:p text:style-name="P7"><text:span text:style-name="T1">Corporate identity - è un modo di mostrare la filosofia del marchio. I suoi componenti – sono gli elementi grafici, che sono progettati con un unico stile. Portatori di corporate identity sono i documenti di presentazione (forme di lettere commerciali, biglietti da visita dei dipendenti, cataloghi dei beni e dei servizi) e i souvenir. Nell'identità dell</text:span>`<text:span text:style-name="T1">azienda un ruolo importante svolgono i mezzi elettronici d</text:span>`<text:span text:style-name="T1">informazione – oltre ai siti, esistono anche le presentazioni elettroniche e i modelli di posta elettronica.</text:span></text:p>
      <text:p text:style-name="P9"/>
      <text:p text:style-name="P9">Per sviluppare una identità aziendale e lo stile del sito, per primo bisogna iniziare con la raccolta delle informazioni sulla società, lo studio del pubblico di riferimento e la situazione sul mercato. Sicuramente si prenderà in considerazione il marketing e gli obbiettivi di comunicazione della società, il cui studio darà soluzioni di lavoro. Gli elementi devono essere collegati, perché l'identità della società si sviluppa attraverso un unico sistema, e non singolarmente.</text:p>
      <text:p text:style-name="P9"/>
      <text:p text:style-name="P9">L'identità aziendale del sito comprende :</text:p>
      <text:list xml:id="list4438069413478232860" text:style-name="L2">
        <text:list-item>
          <text:p text:style-name="P18">il logo (una immagine stilizzata o il nome particolare dell'azienda )</text:p>
        </text:list-item>
        <text:list-item>
          <text:p text:style-name="P18">i colori (una combinazione determinata di colori)</text:p>
        </text:list-item>
        <text:list-item>
          <text:p text:style-name="P18">lo slogan</text:p>
        </text:list-item>
        <text:list-item>
          <text:p text:style-name="P18">la struttura modulare (un layout specifico)</text:p>
        </text:list-item>
      </text:list>
      <text:p text:style-name="P9"/>
      <text:p text:style-name="P9">Lo stile del sito deve essere conforme allo stile esterno della società. Così, il cliente andando alla pagina web ufficiale, capisce che non ha sbagliato l'indirizzo , perché si trova in un ambiente conosciuto. </text:p>
      <text:p text:style-name="P9"/>
      <text:p text:style-name="P9">Per capire meglio, perché lo sviluppo del sito è così importante, considerate questo : Un sito della società è la sua brochure elettronica, il quale dovrebbe essere fatto in modo, che la gente verrebbe interessata e continuerebbe ad esaminare le informazioni. Il sito dovrebbe incuriosire il consumatore, in tale modo da non spostarlo nel “cestino” della sua memoria.</text:p>
      <text:p text:style-name="P9"/>
      <text:p text:style-name="P9"><text:soft-page-break/>Cosa può attirare il potenziale cliente?</text:p>
      <text:list xml:id="list3282793477613856332" text:style-name="L3">
        <text:list-item>
          <text:p text:style-name="P19">Un aspetto presentabile, una lettura o un video attraente- <text:s/>una pagina web così, viene sempre voglia di visitare.</text:p>
        </text:list-item>
        <text:list-item>
          <text:p text:style-name="P19">L'informazione pubblicata deve essere interessante, divertente e istruttiva. I dati secchi e i contatti della società possono stancare facilmente l'utente.</text:p>
        </text:list-item>
      </text:list>
      <text:p text:style-name="P9"/>
      <text:p text:style-name="P9">Nello sviluppo della corporate identity bisogna esaminare gli obiettivi e le strategie della società, prendere in considerazione il posizionamento del commercio dei concorrenti. Per la ricercade3l mercato bisogna conoscere almeno la base fondamentale della pubblicità, per questo è necessario introdurre uno specialista di marketing.</text:p>
      <text:p text:style-name="P9"/>
      <text:p text:style-name="P9">Il sito - un meccanismo che dove essere in funzione. Però, per iniziare il progetto corretto, è necessario pensare allo scopo del meccanismo. E solo dopo affinare il suo aspetto visivo.</text:p>
      <text:p text:style-name="P9"/>
      <text:p text:style-name="P10"><text:span text:style-name="T2">3. </text:span>10 servizi utili sul time management: siamo in tempo!</text:p>
      <text:p text:style-name="P10"/>
      <text:p text:style-name="P11">Nonostante il fatto che una macchina del tempo ancora non è stata inventata (o forse inventata, ma noi non ne sappiamo niente), esistono un sacco di servizi gratuiti per aiutarci a gestire il tempo, il lavoro e l'orario. Per apprendere la tecnica di gestione del tempo, non c'è bisogno di farsi i training o di comprarsi i libri specializzati. L'installazione di alcune applicazioni sul vostro dispositivo vi renderà la vita più facile e vi permetterà di fare in tempo tutto il previsto.</text:p>
      <text:p text:style-name="P11"/>
      <text:p text:style-name="P11">Esistono dei servizi per la pianificazione (potete fare to-do list e legarlo all'ora giusta), i servizi per le note (grazie a questi non vi sfugge nessuna brillante idea, che vi è venuta in mente), e i servizi dei controlli (aiutano a disciplinare te stesso).</text:p>
      <text:p text:style-name="P11"/>
      <text:h text:style-name="P13" text:outline-level="3">Any.DO</text:h>
      <text:p text:style-name="P11">È uno dei servizi più popolari tra i progettisti. Qui è comodo fare il to- do list, ordinarlo in cartelle, e impostare l'inizio della settimana lavorativa. Il servizio è anche conveniente perché si sincronizza con la posta e trasforma le lettere nei compiti. Qui è anche possibile fare promemoria e prendersi gli appunti. </text:p>
      <text:h text:style-name="P13" text:outline-level="3">Todoist</text:h>
      <text:p text:style-name="P15">Questa applicazione si distingue per il suo design piacevole, interfaccia facile e versatilità. È possibile impostare le priorità per ogni attività, suddividere un compito grande in più attività secondarie. C'è la possibilità di sincronizzarlo con Gmail. Nel Todoist potete fare la lista dei libri, dei film, fare shopping e molto di più. Questo servizio diventa un aiuto indispensabile nel vostro lavoro e nella vostra vita personale, se siete una persona attiva. </text:p>
      <text:h text:style-name="P13" text:outline-level="3">Calendario di Google </text:h>
      <text:p text:style-name="P11">Molte persone non conoscono delle possibilità aggiuntive di questa applicazione, a prima vista, primitiva. Il servizio è conveniente per la pianificazione degli affari con mesi di anticipo. Avete anche la possibilità di impostare calendari comuni, rendendo la pianificazione più semplice per una squadra. L'applicazione ha funzione di ricordarvi, in anticipo, degli eventi o delle riunioni importanti, tramite i messaggi. Dato che è un prodotto Google, calendario di Google si sincronizza con qualsiasi dispositivo, e altri servizi.</text:p>
      <text:p text:style-name="P11"/>
      <text:h text:style-name="P14" text:outline-level="3"><text:soft-page-break/>Google Keep</text:h>
      <text:p text:style-name="P11">Un ottimo servizio per le note. Un interface divertente, assomiglia agli sticker sul muro, una funzionalità semplice - in questa applicazione non c'è nulla di superfluo. Consigliato per le brevi note – guardi e subito viene in mente quello che devi fare!</text:p>
      <text:p text:style-name="P11"/>
      <text:h text:style-name="P14" text:outline-level="3">Evernote</text:h>
      <text:p text:style-name="P11">Un servizio ideale per ottimizzare il tempo. Qui si può prendere gli appunti, scrivere gli articoli, aggiungere i file multimediali e collegare le informazioni con la geolocalizzazione, per il suo facile reperimento in futuro. Grazie ai creatori di Evernote, gli utenti hanno la possibilità di installare Scitch - applicazione per chi preferisce disegnare al posto di scrivere. Potete fare le foto e poi decorarle con i propri pensieri.</text:p>
      <text:p text:style-name="P11"/>
      <text:h text:style-name="P14" text:outline-level="3">OneNote</text:h>
      <text:p text:style-name="P11">L'applicazione di Microsoft, in cui ogni nota può essere contrassegnato con un tag tematico. Per chi <text:s/>Evernote sembrerà difficile, con OneNote <text:s/>si troverà benissimo .</text:p>
      <text:p text:style-name="P11"/>
      <text:h text:style-name="P14" text:outline-level="3">RescueTime</text:h>
      <text:p text:style-name="P11">Lo strumento che aiuta a controllare, non solo il tempo impiegato per il lavoro, ma anche i momenti improduttivamente spesi. L'applicazione vi mostrerà quanto tempo avete lavorato e quanto tempo siete stati nelle reti sociali oppure nei portali di notizie. Molti rimangono spaventati dei minuti persi inutilmente, questo li disciplina molto.</text:p>
      <text:p text:style-name="P11"/>
      <text:h text:style-name="P14" text:outline-level="3">SelfControl</text:h>
      <text:p text:style-name="P11">Una grande opzione per coloro che non può resistere alla tentazione di guardare su Facebook, controllare gli ultimi aggiornamenti su Twitter o guardare le nuove foto di Instagram. Lei <text:s/>personalmente può decidere i siti "inutili" e il divieto di accesso per un tempo determinato. Disattivare o interrompere temporaneamente il programma, lei non può, anche se riavvia il computer o rimuove il servizio. L'accesso ai siti sarà aperto solo dopo un periodo di tempo specificato!</text:p>
      <text:p text:style-name="P11"/>
      <text:h text:style-name="P14" text:outline-level="3">Toggl</text:h>
      <text:p text:style-name="P11">È un inseguitore di tempo, che consente di monitorare il tempo impiegato per eseguire un determinato compito. Versione gratuita del programma permette di collegare a un singolo progetto fino a 5 persone. Attraverso l'uso di Toggl si sa quanto tempo avete speso per un compito particolare. Sapendo questo, vi renderete conto del lavoro che richiede ottimizzazione.</text:p>
      <text:p text:style-name="P11"/>
      <text:h text:style-name="P14" text:outline-level="3">SpeakIt!</text:h>
      <text:p text:style-name="P11">Un'applicazione che converte il testo in linguaggio. Non è proprio perfetta, ma un'applicazione molto utile che rende facile esecuzione di più attività contemporaneamente.</text:p>
      <text:p text:style-name="P11"/>
      <text:p text:style-name="P11"/>
      <text:p text:style-name="P11"/>
      <text:p text:style-name="P10"><text:span text:style-name="T2">4. </text:span>Architettura dell'informazione: perché non si può costruire un sito web in 3 <text:soft-page-break/>giorni?</text:p>
      <text:p text:style-name="P10"/>
      <text:p text:style-name="P11">Siti web con l'architettura delle informazioni disordinata, non sarà in grado di attrarre e mantenere un utente per molto tempo. Caos in architettura del sito, può creare disorientamento, così l'utente non ottiene ciò che vuole. L'architettura delle informazioni ricorda uno scenario teatrale: ogni particolare pre-programmato – è un collegamento tra la logica e la funzionalità del flusso d'informazioni. </text:p>
      <text:p text:style-name="P12">Il concetto di un'efficace architettura delle informazioni, include:</text:p>
      <text:list xml:id="list6444331937472292607" text:style-name="L4">
        <text:list-item>
          <text:p text:style-name="P20">navigazione intuitiva, che rende la visualizzazione web facile e comoda</text:p>
        </text:list-item>
        <text:list-item>
          <text:p text:style-name="P20">gerarchia chiaramente definita e logica, che rendono il sito web un olistico</text:p>
        </text:list-item>
        <text:list-item>
          <text:p text:style-name="P20">alto coefficiente della conversione</text:p>
        </text:list-item>
        <text:list-item>
          <text:p text:style-name="P20">connettività tra le pagine relative</text:p>
        </text:list-item>
        <text:list-item>
          <text:p text:style-name="P20">processi che possono evitare i risultati insoddisfacenti (ad esempio, transazione incompleta)</text:p>
        </text:list-item>
        <text:list-item>
          <text:p text:style-name="P20">una reazione ad ogni azione (per esempio, un'istruzione seguita per un messaggio di errore)</text:p>
        </text:list-item>
      </text:list>
      <text:p text:style-name="P11"/>
      <text:p text:style-name="P11">Ogni volta che un utente fa il clic e ogni passo più in profondità della mappa del sito Web è dovuto alla ricerca delle informazioni giuste per lui. Il compito dell' architettura di informazioni- è quello di offrire la comodità e la facilità di ricerca. Essendo un visitatore di un sito particolare, l'utente ha bisogno di capire come muoversi da una pagina Web ad un'altra, deve essere sicuro del risultato o dell'azione che lo aspetta. Ma prima che l'architettura delle informazioni si prende una forma corretta, è necessario identificare il pubblico interessato – cioè, a chi sarà utile sviluppo di questo sito, perché gli utenti del web e le loro esigenze sono il punto di partenza per lo sviluppo, sia dell'architettura e sia del web design. Gli architetti dell'informazione non perdono di vista la necessità di adattare la struttura di un sito per gli utenti di Internet <text:s/>non ferrati – perché quello che per loro è facile, per gli altri può essere "il corridoio a specchio." </text:p>
      <text:p text:style-name="P11"/>
      <text:p text:style-name="P11">Molti fonti di informazione forniscono le notizie su architettura dell'informazione, quindi il fatto che l'informazione può essere diversa, non è sorprendente. L'architettura dell'informazione, in primo luogo – è il progetto dell'usabilità del sito e la progettazione del processo efficace del web- design. L'obiettivo dell' architettura di informazione – è quello di garantire un'affidabile esperienza utente , che porterà al completamento dell'azione desiderata. Proprio con questa direttiva l'architetto di informazioni inizia a creare gli schemi gerarchici del sito e <text:s/>le impostazioni di navigazione. In nessun caso non potete ignorare l'architettura dell'informazione nel processo di progettazione sul design! Il sito costituito da una sola pagina, non sarà SEO-friendly. Per la percezione effettiva del contenuto da parte dell'utente, una risorsa web dovrebbe essere almeno a due fasi, la sequenza – è un buon segno dell'architettura di informazioni . Però, bisogna essere attento, perché con ogni ulteriore livello vi è un rischio di peggioramento dell'usabilità del sito. Un sistema complicato della classificazione, <text:s/>così come anche la sua assenza, possono confondere l'utente (ad eccezione sono i portali di informazione).</text:p>
      <text:p text:style-name="P11"/>
      <text:p text:style-name="P11">La qualità dell'architettura dell'informazione si misura nella facilità con cui gli utenti cercano sul sito web l'informazione, di cui ne hanno bisogno. Il paradosso di una buona architettura di informazione del sito web si racchiude nella sua invisibilità – un lavoro liscio non sarà in grado di deviare il lettore. Il creatore della perfetta architettura di informazione – è un eroe che rimane invisibile.</text:p>
      <text:p text:style-name="P11"/>
      <text:p text:style-name="P11"/>
      <text:p text:style-name="P11"/>
      <text:p text:style-name="P11"/>
      <text:p text:style-name="P11"/>
      <text:p text:style-name="P11"/>
      <text:p text:style-name="P5"><text:soft-page-break/><text:span text:style-name="T2">5. </text:span>Migliorare il tasso di conversione del sito: le lettere trigger</text:p>
      <text:p text:style-name="P11"/>
      <text:p text:style-name="P11">Secondo voi l'e-mail di distribuzione possono essere utili nel lavoro o vengono automaticamente considerati come gli spam e inviati al cestino? Certo, che possono. Una buona lettera trigger <text:s/>può risolvere diversi problemi in una volta: </text:p>
      <text:p text:style-name="P11">-mantenere i clienti fedeli </text:p>
      <text:p text:style-name="P11">-attirare i nuovi </text:p>
      <text:p text:style-name="P11">-migliorare la conversione complessiva del sito</text:p>
      <text:p text:style-name="P11"/>
      <text:p text:style-name="P11">Quindi , cosa sono i trigger? Come bisogna utilizzarli in modo corretto?</text:p>
      <text:p text:style-name="P11"/>
      <text:p text:style-name="P11">Trigger – è una sorta di azioni "stimolanti" sulla pagina web. In contrasto con la solita distribuzione e-mail, questi non vengono inviati in grandi quantità, ma vengono spediti a ciascun utente personalmente in risposta alla sua azione. Come questo dialogo si può utilizzare per aumentare la conversione del sito e, di conseguenza, i vostri guadagni ?</text:p>
      <text:list xml:id="list3162451599783437403" text:style-name="L5">
        <text:list-item>
          <text:p text:style-name="P29">Lettere di benvenuto</text:p>
          <text:p text:style-name="P21">Questa lettera di distribuzione può arrivare all'utente dopo la registrazione sul sito o dopo l'iscrizione alla distribuzione. <text:s/>Al posto del testo secco, si utilizzano diversi trucchi – come le offerte, lo scopo dei quali è mantenere l'attenzione del cliente. Può essere una serie di bonus, regali, sconti o testo con un invito all'azione. Una lettera di saluto deve essere personalizzata e soddisfare gli interessi della persona a cui è indirizzata.</text:p>
        </text:list-item>
        <text:list-item>
          <text:p text:style-name="P29">Lettere dopo la conclusione degli affari</text:p>
          <text:p text:style-name="P21">Dopo che il cliente ha ordinato e pagato, le lettere non saranno superflui, perchè richiamano lui per fare un altro acquisto. Potrà essere un prodotto o un servizio, che sarà una grande aggiunta alla recente acquisizione (cross-selling). Utilizzate, anche, <text:s/>l'effetto di mancanza (ad esempio, “sono rimasti solo ultimi tre pezzi promozionali, dovete essere in tempo), che aumenta la probabilità di riacquisto. </text:p>
        </text:list-item>
        <text:list-item>
          <text:p text:style-name="P29">Lettere per chi ha spostato l'articolo nel carrello</text:p>
          <text:p text:style-name="P21">E' necessario costruire un dialogo con chi ha rinviato l'elemento nel carrello, ma per qualche motivo non lo ha pagato. Il vostro compito, in questa fase – è quello di ricordare al cliente di se stesso, e di fare il possibile per portare il suo lavoro iniziato a fine. Con il cliente bisogna parlare una lingua di promozioni, per questo non dovete dimenticare di ricordargli dei bonus, degli sconti e delle offerte esclusive. Dovete convincere il cliente, che l'acquisto dei beni nella vostra azienda è un vantaggio.</text:p>
        </text:list-item>
        <text:list-item>
          <text:p text:style-name="P29">Lettere-risposte a comportamento dei clienti sul sito.</text:p>
          <text:p text:style-name="P21">Si tratta di un'ulteriore opportunità per migliorare la conversione del tuo sito. Il cliente spesso frequenta alcune sezioni sul sito? Mandargli una lettera, che informa di un nuovo prodotto o di un'offerta promozionale di questa categoria.</text:p>
        </text:list-item>
        <text:list-item>
          <text:p text:style-name="P29">Lettere di ritorno</text:p>
          <text:p text:style-name="P21">Se una persona, una o più volte, ha fatto gli acquisti da voi e adesso per qualche motivo non torna più, non sarebbe male, se gli ricordassi di se stesso. Quale motivo potrebbe essere per il suo ritorno?</text:p>
          <text:p text:style-name="P21">- cambiamenti dei termini di cooperazione</text:p>
          <text:p text:style-name="P21">- l'iscrizione al programma di lealtà</text:p>
          <text:p text:style-name="P21">- gli articoli da regalo per il suo ordine</text:p>
          <text:p text:style-name="P21">- le offerte, che possono essere interessanti per il cliente</text:p>
          <text:p text:style-name="P21">- le promozioni, gli sconti e gli altri bonus</text:p>
        </text:list-item>
        <text:list-item>
          <text:p text:style-name="P29">Lettere di auguri</text:p>
          <text:p text:style-name="P21">Fate gli auguri al cliente per le feste, che si avvicinano, oppure per il suo compleanno. Ulteriore sconto o regalo gratis delizieranno chiunque. Anche voi potete organizzare le feste per i vostri visitatori. Selezionate un prodotto, che nel corso della giornata o della settimana sarà accompagnato da uno sconto o un bonus. State sicuri, che la domanda su esso <text:soft-page-break/>aumenterà. </text:p>
        </text:list-item>
        <text:list-item>
          <text:p text:style-name="P29">Lettere di ringraziamento</text:p>
          <text:p text:style-name="P21">Non dovete dimenticare di ringraziare i vostri clienti, per quello che hanno fatto un ordine o appena si sono iscritti. Oppure, può essere , che il vostro cliente, sta con voi da tanto tempo, allora perché non gli dite un “grazie”? Non bisogna sottovalutare il potere delle parole di apprezzamento!</text:p>
        </text:list-item>
      </text:list>
      <text:p text:style-name="P11"/>
      <text:p text:style-name="P11">Possono esistere anche più di questi tipi di lettere trigger. Siate creativi e sorprendete il vostro cliente, allora il vostro sito sarà incluso nelle sue prime tre risorse più visitate.</text:p>
      <text:p text:style-name="P11"/>
      <text:p text:style-name="P11"/>
      <text:p text:style-name="P5"><text:span text:style-name="T2">6. </text:span>Come scegliere l'immagine per il sito?</text:p>
      <text:p text:style-name="P5"/>
      <text:p text:style-name="P11">Accuratamente scelti gli strumenti visivi sul sito – è la chiave per attirare i visitatori web. Una stimolazione visiva funziona meglio rispetto ad una descrizione colorata del prodotto o del servizio. Oggi però, quando la concorrenza web cresce in modo esponenziale, ricerca per un'immagine "forte" richiede un approccio inventivo.</text:p>
      <text:p text:style-name="P11"/>
      <text:p text:style-name="P11">Purtroppo, alla selezione delle immagini che funzioneranno, raramente si dà l'attenzione giusta. Ma qual è il loro vantaggio?</text:p>
      <text:list xml:id="list3550583573404134020" text:style-name="L6">
        <text:list-item>
          <text:p text:style-name="P22">Attraverso un marchio visivo viene memorizzato l'oggetto</text:p>
        </text:list-item>
        <text:list-item>
          <text:p text:style-name="P22">L'immagine rende più facile da capire il testo di una pagina Web </text:p>
        </text:list-item>
        <text:list-item>
          <text:p text:style-name="P22">La visualizzazione del prodotto ottiene la fiducia del cliente, rispetto ai fatti nudi</text:p>
        </text:list-item>
        <text:list-item>
          <text:p text:style-name="P22">L'uso corretto del tag «Alt» e «titolo» fa una immagine più notevole per i motori di ricerca, che migliora certamente la SEO-prestazioni</text:p>
        </text:list-item>
        <text:list-item>
          <text:p text:style-name="P22">La brillante presentazione dei contenuti può aumentare le condivisioni sui social network</text:p>
        </text:list-item>
        <text:list-item>
          <text:p text:style-name="P22">Le pagine illustrate sono più interessanti per la visualizzazione</text:p>
        </text:list-item>
      </text:list>
      <text:p text:style-name="P11"/>
      <text:p text:style-name="P11">Anche una riga letta è in grado di creare un'immagine visiva, un quadro. Consapevolmente o inconsapevolmente, <text:s/>un idea o un'emozione, derivata dalla visualizzazione di un' immagine, influenzerà il parere del sito su cui è collocato. Unico, brillante contenuto rende, agli occhi degli utenti, il sito indimenticabile. Per questo ogni redattore grafico ha il compito di fare la perfetta prima impressione del sito. </text:p>
      <text:p text:style-name="P11"/>
      <text:p text:style-name="P11">Però, esiste anche un lato negativo. Visibile può anche non coinvolgere l'utente. Questo avviene nei casi in cui l'immagine è stata copiata oppure si trova simile con le altre immagini dei altri siti. Un buon articolo può far chiudere gli occhi su questa insufficienza, però viene da chiedere, se dovrebbe farlo?</text:p>
      <text:p text:style-name="P11"/>
      <text:p text:style-name="P11">Quindi come si fa a trovare l'immagine perfetta per il tuo sito?</text:p>
      <text:p text:style-name="P11"/>
      <text:list xml:id="list4603855454304676973" text:style-name="L7">
        <text:list-item>
          <text:p text:style-name="P30">Formaggio gratuito è solo una trappola per topi</text:p>
          <text:p text:style-name="P23">Cataloghi con le immagini libere non è così difficile da trovare, ma si possono verificare difficoltà con la legalizzazione dei diritti di queste immagini. Spesso le immagini libere sono disposte con la prenotazione - di lasciare i diritti d'autore o di limitare la possibilità di calibrazione. Nei blog l'uso delle immagini gratis è consentito, invece, nei siti web, dove si contiene l'informazione più di un gatto eroe, non si deve risparmiare né tempo, né soldi. Non sperate, che i visitatori vanno a comprare il prodotto offerto o a utilizzare il servizio, se voi risparmiate i soldi per le foto di alta qualità. Gli utenti di Internet giudicano la qualità delle immagini, senza rendersene conto. Foto che vengono utilizzate per diluire il testo, non daranno la fiducia. </text:p>
        </text:list-item>
        <text:list-item>
          <text:p text:style-name="P30"><text:soft-page-break/>Ciò che è popolare non è unico</text:p>
          <text:p text:style-name="P23">Indipendentemente dal suo prezzo ogni immagine è a rischio di diventare popolare. Le ricerche ci offrono foto che sono state utilizzate centinaia di volte su altri siti. Non c'è niente di male se un graphic designer usa le immagini simili nel layout, ma come il prodotto finale, la stessa immagine con gli effetti visivi aggiuntivi, è inaccettabile. </text:p>
        </text:list-item>
        <text:list-item>
          <text:p text:style-name="P30">Creare un concetto che mette alla prova la semplice visualizzazione</text:p>
          <text:p text:style-name="P23">Al momento di scegliere le immagini per il sito web, dovete mettere da parte i modelli vecchi! Dovete, anche, azzeccare le foto giuste per voi, evitando il cliché, dimostrando un senso dell'umorismo e non dimenticando il mantra dell'azienda , così i visitatori potranno notare l'originalità e la vostra differenza dai concorrenti.</text:p>
        </text:list-item>
        <text:list-item>
          <text:p text:style-name="P30">Selezionare un'immagine che porta il guadagno</text:p>
          <text:p text:style-name="P23">Il sito non deve semplicemente esistere <text:s/>nel cyberspazio, ma deve avere delle funzioni. Vendere, ottimizzare i processi aziendali interni o trasportare informazione alla massa – una risorsa deve farlo bene. Il costo del design del sito - è un investimento nel suo successo. Purtroppo, non tutti i progetti sono disposti a pagare per l'immagine. La rapida crescita dei social media e marketing digitale devono convincervi, che alcuni tipi di contenuto sono particolarmente necessari. Gli studi di Nielsen Norman Group, hanno dimostrato che gli utenti ignoravano le immagini, che non erano più che il "filler". L'immagine dovrebbe portare il significato, altrimenti non vale la pena di diffondere.</text:p>
        </text:list-item>
      </text:list>
      <text:p text:style-name="P11"/>
      <text:p text:style-name="P11">Quindi siete voi a scegliere, se assumere un fotografo per fare il vostro sito indimenticabile, o è meglio spendere qualche ora in cerca nei siti web? Siete voi a decidere. Però, se avete l'intenzione di investire nel vostro lavoro, iniziate dal design del sito web.</text:p>
      <text:p text:style-name="P11"/>
      <text:p text:style-name="P10"/>
      <text:p text:style-name="P10"><text:span text:style-name="T2">7. </text:span>Il successo di una risorsa web: le sue cause e conseguenze</text:p>
      <text:p text:style-name="P11"/>
      <text:p text:style-name="P11">Nessuna donna indosserà il vestito, il cui colore non le piace, e nessun uomo sceglierà l'orologio, che sta male con il suo abito. Siete d'accordo, che prima di tutto noi apprezziamo le cose con il loro aspetto fisico, e solo dopo diamo attenzione ad altre caratteristiche. Questa affermazione è vera pure per i siti web.</text:p>
      <text:p text:style-name="P11"/>
      <text:list xml:id="list8436787054387473527" text:style-name="L8">
        <text:list-item>
          <text:p text:style-name="P31">Semplicità</text:p>
          <text:p text:style-name="P24">Non dimenticate che lo scopo per cui è stato creato il sito – è il messaggio che deve essere consegnato al pubblico destinato. Una varietà di decorazioni che circondano il contenuto, possono solo distrarre dalla sua percezione .</text:p>
        </text:list-item>
        <text:list-item>
          <text:p text:style-name="P31">Colore </text:p>
          <text:p text:style-name="P24">Sembrerebbe una sciocchezza, a prima vista, ma il colore del sito web, o meglio l'equilibrio dei contrasti è la chiave per la sua percezione dal cliente. Sullo sfondo troppo luminoso il contenuto si perde, lo sfondo troppo chiaro stronca gli occhi. I colori scuri sono deprimenti, il sito così non conquisterà la fiducia del visitatore. Il giusto mezzo – è la strada per il cuore del pubblico.</text:p>
        </text:list-item>
        <text:list-item>
          <text:p text:style-name="P31">Sequenza</text:p>
          <text:p text:style-name="P24">Ora stiamo parlando del fattore più irritante - di un sito fallito. Tutti i possibili suoni e le immagini cadono sulla nostra testa guardando la pagina principale, quando la pienezza di altre pagine non corrisponde a quella iniziale. Creando un sito web, è necessario assicurarsi che l'informazione è distribuita in modo corretto. Questo fatto non stanca visitatore e gli permette di ricevere informazioni in modo coerente.</text:p>
        </text:list-item>
        <text:list-item>
          <text:p text:style-name="P31">Adattabilità ai social network</text:p>
          <text:p text:style-name="P24">Molte aziende fanno i siti eccellenti, ma dimenticano di fornire opportunità per i lettori di condividere i post letti. I pulsanti, che collegano il sito con i social network, o le finestre di dialogo, che permettono di discutere sul contenuto, sono necessari. Bisogna mantenere la <text:soft-page-break/>comunicazione tra il vostro sito web e le piattaforme sociali, per diffondere le informazioni <text:s/>tra i potenziali clienti. </text:p>
        </text:list-item>
        <text:list-item>
          <text:p text:style-name="P31">Onestà </text:p>
          <text:p text:style-name="P24">Il sito web dell'azienda - è un curriculum vitae. L'utente , come pure il datore di lavoro, attira l'onestà su chi sei e cosa fai. Non dovete offrire i servizi, di cui non siete specializzati, e non esporre i progetti, che non fanno parte dei vostri. La prima impressione non deve essere ingannevole.</text:p>
        </text:list-item>
      </text:list>
      <text:p text:style-name="P11"/>
      <text:p text:style-name="P11"/>
      <text:p text:style-name="P5"><text:span text:style-name="T2">8. </text:span>Fasi di sviluppo delle applicazioni mobili - dall'idea iniziale fino all'avvio</text:p>
      <text:p text:style-name="P6"/>
      <text:p text:style-name="P11">E' arrivato il tempo dei dispositivi, e le app mobili sono diventati i progetti più popolari, <text:s/>lo sviluppo dei quali proviene dai web-agency. La creazione di un'applicazione mobile per l'azienda, che ha già un sito web, rende più facile la ricerca d'informazioni sui prodotti o sui servizi della società per i potenziali clienti. Grazie ad una comoda applicazione mobile, il cliente può ottenere<text:span text:style-name="T4">,</text:span> più facilmente, quello che gli serve. Inoltre, l'app mobile è in grado di aumentare le vendite; così la vostra azienda farà parte degli attuali standard di mercato.</text:p>
      <text:p text:style-name="P11"/>
      <text:p text:style-name="P11">Il processo di sviluppo di un'applicazione mobile può essere paragonato allo sviluppo del software . </text:p>
      <text:p text:style-name="P11">Esso è composto da diversi livelli, ognuno dei quali è effettuato da specialisti del settore IT.</text:p>
      <text:list xml:id="list1820215610931404247" text:style-name="L9">
        <text:list-item>
          <text:p text:style-name="P32">Lo sviluppo delle caratteristiche tecniche</text:p>
          <text:p text:style-name="P25">In questa fase si sceglie l'obbiettivo dell' applicazione. Si crea un punto culminante che evidenzia un'applicazione mobile tra le molte migliaia di progetti. Nessuna delle caratteristiche tecniche non deve essere persa, perché facendo lo sbaglio rischiate d'iniziare lavoro da zero. </text:p>
        </text:list-item>
        <text:list-item>
          <text:p text:style-name="P32">Progettazione dell' UI/UX</text:p>
          <text:p text:style-name="P25">E' una sorta di prototipo dell'applicazione. Si realizzano tutte le funzioni del progetto, si definisce il corretto funzionamento e il funzionamento del cliente con quest'app. Si crea una scheda grafica d'interazione e si pensa dei minimi dettagli del giusto funzionamento dell'app. In questa fase già si vede lo schema di tutti gli schermi e le funzioni di guida che si esibiscono. </text:p>
        </text:list-item>
        <text:list-item>
          <text:p text:style-name="P32">La creazione di un concetto design</text:p>
          <text:p text:style-name="P25">Creando il design bisogna partire prendendo in considerazione gli scopi di utilizzazione, gli interessi dei propri clienti e la sua funzionalità. Se è necessario, si può creare un design in diversi stili, dei quali si discute poi col cliente. </text:p>
        </text:list-item>
        <text:list-item>
          <text:p text:style-name="P32">Preparazione di tutti gli schermi</text:p>
          <text:p text:style-name="P25">Allora, il design è stato approvato, e adesso bisogna collegare il risultato della progettazione con la creazione del concetto di design. Tempo di lavoro di costruzione dei pulsanti, delle icone, delle schermate pop-up, dipende dalla complessità del concetto di progetto o dal numero di schermi progettati.</text:p>
        </text:list-item>
        <text:list-item>
          <text:p text:style-name="P32">Progettazione </text:p>
          <text:p text:style-name="P25">In questa fase, gli elementi dell'applicazione vengono sistemati, e come risultato avviene il meccanismo di funzionamento al posto dell'immagine statica. Si collega la parte server con quella dei clienti, così si può impostare un'app sperimentale, che si mette sul proprio dispositivo. </text:p>
        </text:list-item>
        <text:list-item>
          <text:p text:style-name="P32">Test prove</text:p>
          <text:p text:style-name="P25">A questo punto, l'applicazione viene testata e si crea un elenco di carenze nella funzionalità. Se è possibile si può anche specificare il tempo necessario per la correzione.</text:p>
        </text:list-item>
        <text:list-item>
          <text:p text:style-name="P32">Correzione </text:p>
          <text:p text:style-name="P25">È difficile prevedere tutti gli errori, quando si progetta un'applicazione mobile sul PC. La correzione può richiedere la metà del tempo che è stato speso per lo sviluppo iniziale. Alla fine, il cliente riceve l'applicazione corretta, con eventuale modifica nella funzionalità.</text:p>
        </text:list-item>
        <text:list-item>
          <text:p text:style-name="P32"><text:soft-page-break/>Seconda correzione</text:p>
          <text:p text:style-name="P25">Prima d'inserire il progetto sull'App Store, bisogna assicurarsi, che non vi siano errori nella progettazione, che potrebbe affrontare l'utente. E' necessario verificare la logica dell'applicazione e la sua parte server, testando in vari condizioni. Così <text:s/>l'applicazione è pienamente pronta per l'uso.</text:p>
        </text:list-item>
        <text:list-item>
          <text:p text:style-name="P32">Creazione dell'identità</text:p>
          <text:p text:style-name="P25">L'icona dell'app è la parte importante, e grazie a screenshot e a video, l'utente dovrebbe capire, come funziona il programma. Inizialmente, si prepara il disegno del logo, poi viene corretto, finalizzato e approvato. L'icona deve essere in 6 dimensioni, visibile in App Store e generare interesse tra gli utenti.</text:p>
        </text:list-item>
        <text:list-item>
          <text:p text:style-name="P32">Lanciare l'app nell'App Store</text:p>
          <text:p text:style-name="P25">Il progetto finito viene lanciato su App Store, così diventa disponibile per chiunque chi usa i telefoni o i tablet.</text:p>
        </text:list-item>
      </text:list>
      <text:p text:style-name="P10"/>
      <text:p text:style-name="P10"><text:span text:style-name="T2">9. </text:span>Come creare un sito web. Le fasi del suo sviluppo e del suo avanzamento</text:p>
      <text:p text:style-name="P11"/>
      <text:p text:style-name="P11">Per ogni cliente Binovery sviluppa una strategia unica per la creazione di una web-risorsa, che soddisfa le esigenze del cliente. Gli esperti del nostro team creano i prodotti di successo.</text:p>
      <text:p text:style-name="P11"/>
      <text:p text:style-name="P11">Cosa serve per trasformare la vostra idea in uno strumento di business, che funziona:</text:p>
      <text:list xml:id="list5028230700085873969" text:style-name="L10">
        <text:list-item>
          <text:p text:style-name="P26"><text:span text:style-name="T3">Lo studio originale</text:span> - si studia l'idea, per determinare la direzione in cui può avere successo.</text:p>
        </text:list-item>
        <text:list-item>
          <text:p text:style-name="P26"><text:span text:style-name="T3">Analisi</text:span> – facciamo la strategia, per costruire e promuovere il vostro sito, assicurando che il risultato sarà già evidente dopo la prima campagna.</text:p>
        </text:list-item>
        <text:list-item>
          <text:p text:style-name="P26"><text:span text:style-name="T3">Costruzione</text:span> - stiamo creando una piattaforma, per trasmettere le informazioni al vostro pubblico di riferimento. Questo significa che la tua idea è già sulla buona strada per conquistare il web-spazio.</text:p>
        </text:list-item>
        <text:list-item>
          <text:p text:style-name="P26"><text:span text:style-name="T3">Avanzamento </text:span>- il sito già riempito di contenuto organico dà un risultato, che viene utilizzato per finalizzare la strategia.</text:p>
        </text:list-item>
      </text:list>
      <text:p text:style-name="P11"/>
      <text:p text:style-name="P11">Di conseguenza, la vostra idea prevede una crescita costante, mentre noi continuiamo a migliorare la strategia già stabilita. Questo non è il risultato finale della nostra cooperazione, ma il suo componente costante.</text:p>
      <text:p text:style-name="P11"/>
      <text:p text:style-name="P11">Quindi, come realizzare l'idea di un buon sito web?</text:p>
      <text:list xml:id="list7594176008764429605" text:style-name="L11">
        <text:list-item>
          <text:p text:style-name="P33">Creazione dell'architettura del sito</text:p>
          <text:p text:style-name="P27">Noi analizziamo, discutiamo e approviamo il concetto di sviluppo della mappa del sito, la sua struttura e la funzionalità del progetto.</text:p>
        </text:list-item>
        <text:list-item>
          <text:p text:style-name="P33">Creazione del contenuto</text:p>
          <text:p text:style-name="P27">Scriviamo il testo, selezioniamo l'immagine (acquistate o fornite dal cliente) ed eseguiamo Ottimizzazione SEO.</text:p>
        </text:list-item>
        <text:list-item>
          <text:p text:style-name="P33">Creazione del web- design</text:p>
          <text:p text:style-name="P27">Definiamo lo stile del sito e la sua gamma di colori, mettiamo sull'architettura del servizio, e anche sviluppiamo il design per la versione mobile del sito.</text:p>
        </text:list-item>
        <text:list-item>
          <text:p text:style-name="P33">Sviluppo del sito- web</text:p>
          <text:p text:style-name="P27">La stabilità della risorsa d'Internet, la velocità di download e la sua accessibilità – sono gli elementi perfezionati da noi in questa fase.</text:p>
        </text:list-item>
        <text:list-item>
          <text:p text:style-name="P33">Controllo della qualità</text:p>
          <text:p text:style-name="P27">Il test completo permette di trovare gli errori e correggerli in tempo. Quando lanciamo il nuovo web- progetto nello spazio di rete siamo sicuri nel suo futuro successo tra gli utenti.</text:p>
        </text:list-item>
      </text:list>
      <text:p text:style-name="P11"/>
      <text:p text:style-name="P11"/>
      <text:p text:style-name="P10"><text:soft-page-break/><text:span text:style-name="T2">10. </text:span>Binovery: quattro principi del lavoro efficace della nostra squadra</text:p>
      <text:p text:style-name="P11"/>
      <text:p text:style-name="P11">Ci sono tre pilastri della collaborazione di successo di Binovery con il cliente – è il tempo determinato, il budget fisso e la buona qualità ! Il nostro compito è di portare utilità al cliente, rendendo popolare il suo prodotto al pubblico, e il business profittevole. <text:s/>I valori principali per Binovery sono i nostri clienti, il nostro team e quello che facciamo!</text:p>
      <text:p text:style-name="P11"/>
      <text:p text:style-name="P11">Esistono quattro principi, che non cambiamo applicando una nuova web- soluzione.</text:p>
      <text:list xml:id="list2628613837818351514" text:style-name="L12">
        <text:list-item>
          <text:p text:style-name="P34">Iniziamo a lavorare sul vostro progetto già durante la prima telefonata.</text:p>
          <text:p text:style-name="P28">Non perdiamo tempo inutilmente, subito cominciano sviluppare una proposta, che saremo in grado di fornirvi in un prossimo futuro. La sua introduzione nella vita inizia subito dopo l'approvazione delle fasi di sviluppo del progetto.</text:p>
        </text:list-item>
        <text:list-item>
          <text:p text:style-name="P34">Un prezzo fisso per il lavoro della squadra </text:p>
          <text:p text:style-name="P28">Ammettiamo la possibilità di adeguare i prezzi nel corso del lavoro, ma può essere solo in caso di svolgimento dei compiti collegati in eccesso. Il costo sarà dimostrato solo dopo il coordinamento di tutte le fasi del progetto.</text:p>
        </text:list-item>
        <text:list-item>
          <text:p text:style-name="P34">Minima partecipazione del cliente nello sviluppo del progetto</text:p>
          <text:p text:style-name="P28">La vostra idea è in buone mani! Se si desidera, il cliente può monitorare l'avanzamento dei lavori sul progetto, tramite il sistema di controllo, o di ricevere le relazioni in una forma conveniente per lui.</text:p>
        </text:list-item>
        <text:list-item>
          <text:p text:style-name="P34">Elevata flessibilità ai cambiamenti nella formulazione dei compiti nel corso del progetto</text:p>
          <text:p text:style-name="P28">Non sempre l'esigenze del progetto rimangono uguali a come il cliente li aveva stabiliti. <text:s/>Noi subito reagiamo al cambiamento del compito e siamo disposti a fare le modifiche nel concetto già sviluppato.</text:p>
        </text:list-item>
      </text:list>
      <text:p text:style-name="P11"/>
      <text:p text:style-name="P11">Binovery – cresce insieme a Voi!</text:p>
      <text:p text:style-name="P11"/>
      <text:p text:style-name="P10"><text:span text:style-name="T2">11. </text:span>Come lo facciamo: la giornata lavorativa in Binovery</text:p>
      <text:p text:style-name="P11"/>
      <text:p text:style-name="P11">Il capo di qualsiasi web- company può confermare, che il risultato efficacie per il business del cliente, nella maggior parte, dipende dal lavoro ben coordinato della squadra. Il successo del sito creato dipende, non solo dall'uso delle strategie sviluppate, ma anche dalla cooperazione degli esperti dell'azienda.</text:p>
      <text:p text:style-name="P11"/>
      <text:p text:style-name="P11">Dell'importanza di un lavoro collettivo sul progetto, sa pure la squadra di Binovery. Ogni progetto – è un nuovo obiettivo, che ci dà la possibilità di testare la propria forza, avere più esperienza, e ci offre la possibilità di realizzare le proprie ambizioni. <text:s/>Accettare la sfida del mercato - non è un compito facile, tuttavia, dividendo i doveri e assumendo la responsabilità personale, siamo pronti a lanciare il guanto di sfida.</text:p>
      <text:p text:style-name="P11"/>
      <text:p text:style-name="P11">Uno degli aspetti più importanti della cooperazione nella squadra, vi è un costante apprendimento e aiuto a vicenda. Condividere la propria esperienza è altrettanto importante come ottenere una nuova. Aiuto dei colleghi più esperti contribuisce a risolvere il compito della combinazione, invece il lavoro con i nuovi arrivati, rinfresca opinioni sui problemi di routine.</text:p>
      <text:p text:style-name="P11"/>
      <text:p text:style-name="P11">Ogni layout sviluppato oppure uno schizzo disegnato – è disponibile per tutto il team per la consultazione. E' importante coinvolgere, nella discussione di affari, tutti i ragazzi, che sono coinvolti nello sviluppo del progetto. Ognuno di noi, sentendosi una parte importante della squadra, può dare un contributo maggiore di quello che pensa.</text:p>
      <text:p text:style-name="P11"/>
      <text:p text:style-name="P11">I nostri concorrenti - siamo noi stessi! Squadra di successo è quella dove esiste la concorrenza sana. <text:soft-page-break/>Gareggiando tra di noi, ci miglioriamo e perfezioniamo lo sviluppo della progettazione, che stiamo svolgendo.</text:p>
      <text:p text:style-name="P11"/>
      <text:p text:style-name="P11">Gestione dei progetti consente di utilizzare il tempo risparmiato a buon uso. Questo ci dà più tempo per la discussione del progetto, lo sviluppo del suo concetto, e ulteriore prove. Noi - siamo una squadra che, anche durante una pausa caffè, pensiamo al vostro proget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Sans" svg:font-family="'Noto Sans'"/>
    <style:font-face style:name="OpenSymbol" svg:font-family="OpenSymbol"/>
    <style:font-face style:name="Source Sans Pro" svg:font-family="'Source Sans Pr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H15M34S</meta:editing-duration>
    <meta:editing-cycles>32</meta:editing-cycles>
    <meta:generator>OpenOffice/4.1.2$Win32 OpenOffice.org_project/412m3$Build-9782</meta:generator>
    <dc:date>2016-06-13T17:49:44.51</dc:date>
    <meta:document-statistic meta:table-count="0" meta:image-count="0" meta:object-count="0" meta:page-count="12" meta:paragraph-count="195" meta:word-count="5522" meta:character-count="35275"/>
    <meta:user-defined meta:name="Info 1"/>
    <meta:user-defined meta:name="Info 2"/>
    <meta:user-defined meta:name="Info 3"/>
    <meta:user-defined meta:name="Info 4"/>
  </office:meta>
</office:document-meta>
</file>